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ca67d"/>
    </style:style>
    <style:style style:name="P2" style:family="paragraph" style:parent-style-name="Standard">
      <style:text-properties fo:font-weight="bold" officeooo:paragraph-rsid="001ca67d" style:font-weight-asian="bold" style:font-weight-complex="bold"/>
    </style:style>
    <style:style style:name="T1" style:family="text">
      <style:text-properties officeooo:rsid="001ca67d"/>
    </style:style>
    <style:style style:name="T2" style:family="text">
      <style:text-properties fo:font-weight="bold" officeooo:rsid="001ca67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 20.2.2014 additions --</text:span></text:h>
      <text:h text:style-name="Heading_20_2" text:outline-level="2"><text:span text:style-name="T1">Choicelist:</text:span></text:h>
      <text:p text:style-name="P1"><text:span text:style-name="T2">Configuration-&gt;choicelists</text:span><text:span text:style-name="T1"> map keys don't need to match choicelist keys. If the keys do not match then the choicelist doesn't need to have any options or references. Options are fetched from the choicelists map value using the key in choicelist key field. This allows for defining different default values for different compoboxes while still using the same values without need to duplicate the whole definition or all of the translations.</text:span></text:p>
      <text:p text:style-name="P1"><text:span text:style-name="T1"></text:span></text:p>
      <text:h text:style-name="Heading_20_2" text:outline-level="2"><text:span text:style-name="T1">Field:</text:span></text:h>
      <text:p text:style-name="P2"><text:span text:style-name="T1">SubfieldTo - isSubfield</text:span></text:p>
      <text:p text:style-name="P1"><text:span text:style-name="T1">Fields that are marked as subfields to some other field will now be marked as only subfields.</text:span></text:p>
      <text:p text:style-name="P1"><text:span text:style-name="T2">subfields[]</text:span></text:p>
      <text:p text:style-name="P1"><text:span text:style-name="T1">CONTAINER fields will now have a list of subfield keys giving the order of the fields used and what fields are used.</text:span></text:p>
      <text:p text:style-name="P1"><text:span text:style-name="T1">These two changes make it possible to use the same field definition in two different CONTAINERs (now possible because of the previous format changes). These also help automating CONTAINER field display and handling.</text:span></text:p>
      <text:p text:style-name="P1"><text:span text:style-name="T1"></text:span></text:p>
      <text:h text:style-name="Heading_20_2" text:outline-level="2"><text:span text:style-name="T1">multiline</text:span></text:h>
      <text:p text:style-name="P1"><text:span text:style-name="T1">Adding information of should the field be shown as text area or text input saves time designing the UI since this can be automated.</text:span></text:p>
      <text:p text:style-name="P1"><text:span text:style-name="T1"></text:span></text:p>
      <text:h text:style-name="Heading_20_1" text:outline-level="1"><text:span text:style-name="T1">-- 21.02.2014 additions --</text:span></text:h>
      <text:h text:style-name="Heading_20_2" text:outline-level="2"><text:span text:style-name="T1">Reference:</text:span></text:h>
      <text:p text:style-name="P2"><text:span text:style-name="T1">approvedOnly</text:span></text:p>
      <text:p text:style-name="P1"><text:span text:style-name="T1">Tells the system that references have to be collected from approved revisions only and any draft revisions should be ignored when displaying values on the UI. Defaults to true since that seems to be the usual case.</text:span></text:p>
      <text:p text:style-name="P1"><text:span text:style-name="T1"></text:span></text:p>
      <text:h text:style-name="Heading_20_1" text:outline-level="1"><text:span text:style-name="T1">-- 24.02.2014 additions --</text:span></text:h>
      <text:h text:style-name="Heading_20_2" text:outline-level="2"><text:span text:style-name="T1">RowContainer:</text:span></text:h>
      <text:p text:style-name="P1"><text:span text:style-name="T1">fields list comprises of FieldContainer instances. This means that constructs n-deep are possible but using this makes managing fields with maxValues &gt; 1 easier. We can basically stop using </text:span><text:span text:style-name="T2">maxValues</text:span><text:span text:style-name="T1"> completely and instead make all fields containing multiple values into CONTAINER fields with one subfield. This way all fields that contain actual values reduce to ValueFieldContainer and are contained either at the top level or inside a RowContainer. No need for two different multivalue implementations. Additionally this should make searching more accurate since all multi row answers can give their accurate id. Additionally it makes the VARIABLES page of STUDY easier to handle. Changes should always be handled in a similar manner so that even a changed row that contains a container only contains those rows in that container that have changed. So a </text:span><text:soft-page-break/><text:span text:style-name="T1">ContainerChange can contain a row change where the only change is that a row within a container has changed. Displaying revision changes when multivalue multifield containers are concerned is still a headache but at least we can make one consistent implementation and use it for everything.</text:span></text:p>
      <text:p text:style-name="P1"><text:span text:style-name="T1"></text:span></text:p>
      <text:h text:style-name="Heading_20_2" text:outline-level="2"><text:span text:style-name="T1">RowChange:</text:span></text:h>
      <text:p text:style-name="P1"><text:span text:style-name="T1">Doesn't contain origValue or newValue anymore, instead contains a list of FieldChange objects listing all the changed fields within the row (or in the case of a DRAFT all the fields inside the row). This makes it possible for a row to contain only changed fields in a case where one of the subfields is a CONTAINER in itself. This makes the dataformat somewhat more hard to manage but it makes it easier to handle multivalues by treating them basically as a CONTAINER with one subfield. After this change there is no direct Change object for RowContainer just as there is no direct change object for ChangeContainer (there is never a place where ChangeContainer or RowContainer can be found from changed but instead those have to be formed on the fly when approving a revision). In case where a complete row is removed then a recursive modification needs to be made to that row marking every field removed. No matter how table changes are handled there is just going to be problems with showing the changes in comparison especially with multi level tables such as study variables.</text:span></text:p>
      <text:p text:style-name="P1"><text:span text:style-name="T1"></text:span></text:p>
      <text:h text:style-name="Heading_20_2" text:outline-level="2"><text:span text:style-name="T1">Field:</text:span></text:h>
      <text:p text:style-name="P1"><text:span text:style-name="T2">maxValues</text:span><text:span text:style-name="T1"> information is used only to tell how many rows a CONTAINER can have. Fields either contain one inserted value or are CONTAINER fields. This way we have completely unique key (albeit it can consist of multiple levels of Container and Row hierarchy) to every inserted value, where value is always the only value of a field that in itself is either a top level field (found in fields array) or a subfield to some CONTAINER (which is found at the bottom of a hierarchy of CONTAINERs). Since fields are either single values or CONTAINERs there is no possibility of a field that is not a CONTAINER to contain multiple values and due to that there is no possibility that a field that is a CONTAINER contains anything else than RowContainer objects containing more CONTAINERs or ValueFieldContainers.</text:span></text:p>
      <text:p text:style-name="P1"><text:span text:style-name="T1"></text:span></text:p>
      <text:h text:style-name="Heading_20_2" text:outline-level="2"><text:span text:style-name="T1">ValueFieldContainer:</text:span></text:h>
      <text:p text:style-name="P1"><text:span text:style-name="T1">no multiple values are saved to a single ValueFieldContainer and as such the values list can be changed to a single Value reference.</text:span></text:p>
      <text:p text:style-name="P1"><text:span text:style-name="T1"></text:span></text:p>
      <text:h text:style-name="Heading_20_1" text:outline-level="1"><text:span text:style-name="T1">-- 25.02.2014 additions --</text:span></text:h>
      <text:h text:style-name="Heading_20_2" text:outline-level="2"><text:span text:style-name="T1">Configuration:</text:span></text:h>
      <text:p text:style-name="P1"><text:span text:style-name="T1">added </text:span><text:span text:style-name="T2">idField</text:span><text:span text:style-name="T1"> which should contain the field key of the field containing revisionable id for the revision data. This lets us automate some checks and UI necessities.</text:span></text:p>
      <text:p text:style-name="P1"><text:span text:style-name="T1"></text:span></text:p>
      <text:h text:style-name="Heading_20_2" text:outline-level="2"><text:span text:style-name="T1">Field:</text:span></text:h>
      <text:p text:style-name="P1"><text:span text:style-name="T1">added </text:span><text:span text:style-name="T2">showSaveInfo</text:span><text:span text:style-name="T1"> to field. This is used on CONTAINER fields to inform UI that it should show savedAt and savedBy information for each row. This info is always available to the UI (the transfer object doesn't careabout field configuration, it includes all possible information at this point) but it's only shown if defined in Field configuration.</text:span></text:p>
      <text:p text:style-name="P1"><text:soft-page-break/><text:span text:style-name="T1"></text:span></text:p>
      <text:h text:style-name="Heading_20_1" text:outline-level="1"><text:span text:style-name="T1">-- 26.02.2014 additions --</text:span></text:h>
      <text:h text:style-name="Heading_20_2" text:outline-level="2"><text:span text:style-name="T1">Field+Change</text:span></text:h>
      <text:p text:style-name="P1"><text:span text:style-name="T2">Changes and Fields are unified into one Fields map</text:span><text:span text:style-name="T1"> where each field value has both old value and new value. Changes map will only contain field keys so that changes can be tracked but they are never really used to fetch data (except for displaying changes). This will make data handling much easier removing the need to fetch data from two different hierarchies as well as making indexing easier by allowing to handle both approved and draft data in a similar way. When new revision is made the whole field structure is copied as a base, then every field that has a newValue has its oldValue set to that value and newValue field set to null. Fields that don't exist at all have never been set, fields that exist but have null for their value are fields that have been set but have been removed.</text:span></text:p>
      <text:p text:style-name="P1"><text:span text:style-name="T1">Check uml_json_data_changes.graphml and uml_json_data_field.graphml for the new format. These changes override some of the changes mentioned earlier in this document.</text:span></text:p>
      <text:p text:style-name="P1"><text:span text:style-name="T1"></text:span></text:p>
      <text:h text:style-name="Heading_20_1" text:outline-level="1"><text:span text:style-name="T1">-- 04.03.2014 additions --</text:span></text:h>
      <text:h text:style-name="Heading_20_2" text:outline-level="2"><text:span text:style-name="T1">Field:</text:span></text:h>
      <text:p text:style-name="P1"><text:span text:style-name="T2">summaryField</text:span><text:span text:style-name="T1"> added to control whether fields are show in the datatables collecting CONTAINER information. There are certain fields with larger texts that are not suitable for table format and so are only shown in the edit/add dialog.</text:span></text:p>
      <text:p text:style-name="P1"><text:span text:style-name="T1"></text:span></text:p>
      <text:h text:style-name="Heading_20_1" text:outline-level="1"><text:span text:style-name="T1">-- 06.03.2014 additions --</text:span></text:h>
      <text:h text:style-name="Heading_20_2" text:outline-level="2"><text:span text:style-name="T1">Field:</text:span></text:h>
      <text:p text:style-name="P1"><text:span text:style-name="T2">notToLang</text:span><text:span text:style-name="T1"> is a list of language codes to which the field should not be translated. What is done with these fields on those languages is still open to be defined. Main use is with study where you need to have a separate english title field in the base RevisionData and thus translating the actual title field to english is redund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3-10T07:56:31</meta:creation-date>
    <dc:date>2014-03-10T08:03:24</dc:date>
    <dc:creator>Lasse Kulmala</dc:creator>
    <meta:editing-duration>P0D</meta:editing-duration>
    <meta:editing-cycles>1</meta:editing-cycles>
    <meta:document-statistic meta:table-count="0" meta:image-count="0" meta:object-count="0" meta:page-count="3" meta:paragraph-count="51" meta:word-count="1119" meta:character-count="6810" meta:non-whitespace-character-count="5680"/>
    <meta:generator>LibreOffice/4.0.2.2$Linux_X86_64 LibreOffice_project/400m0$Build-2</meta:generator>
  </office:meta>
</office:document-meta>
</file>